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FF0000004BBD061617.png" manifest:media-type="image/png"/>
  <manifest:file-entry manifest:full-path="Pictures/10000201000004BF000000DF2116F1BB.png" manifest:media-type="image/png"/>
  <manifest:file-entry manifest:full-path="Pictures/1000020100000659000000D972FD1DFE.png" manifest:media-type="image/png"/>
  <manifest:file-entry manifest:full-path="Pictures/1000020100000667000000FDB98EC4E2.png" manifest:media-type="image/png"/>
  <manifest:file-entry manifest:full-path="Pictures/100002010000067E000000CC48BF2471.png" manifest:media-type="image/png"/>
  <manifest:file-entry manifest:full-path="Pictures/100002010000067E000000D0520DE75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152cm" svg:stroke-color="#ffffff" draw:marker-start-width="0.427cm" draw:marker-end-width="0.427cm" draw:fill="solid" draw:fill-color="#33333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333333" draw:fill="none" draw:fill-color="#ffffff" fo:min-height="1.328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gr6" style:family="graphic" style:parent-style-name="standard">
      <style:graphic-properties svg:stroke-color="#000080" draw:fill="none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203cm" svg:stroke-color="#ffffff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fo:min-height="1.47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text-properties style:font-name="DejaVu Sans"/>
    </style:style>
    <style:style style:name="P3" style:family="paragraph">
      <style:text-properties style:font-name="DejaVu Sans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000000" style:font-name="DejaVu Sans" fo:text-shadow="none"/>
    </style:style>
    <style:style style:name="P8" style:family="paragraph">
      <style:text-properties fo:color="#579d1c" style:font-name="DejaVu Sans" fo:font-size="28pt" style:font-size-asian="28pt" style:font-size-complex="28pt"/>
    </style:style>
    <style:style style:name="T1" style:family="text">
      <style:text-properties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DejaVu Sans" fo:font-size="40pt" fo:font-style="normal" fo:text-shadow="none" style:text-underline-style="none" fo:font-weight="normal" style:letter-kerning="true" style:font-name-asian="Arial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ans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style:font-name="DejaVu Sans" fo:text-shadow="none"/>
    </style:style>
    <style:style style:name="T6" style:family="text">
      <style:text-properties style:font-name="DejaVu Sans" fo:font-size="40pt" style:font-size-asian="40pt" style:font-size-complex="40pt"/>
    </style:style>
    <style:style style:name="T7" style:family="text">
      <style:text-properties fo:color="#000000" style:font-name="DejaVu Sans" fo:font-size="28pt" style:font-size-asian="28pt" style:font-size-complex="28pt"/>
    </style:style>
    <style:style style:name="T8" style:family="text">
      <style:text-properties fo:color="#579d1c" style:font-name="DejaVu San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32cm" svg:height="1.778cm" draw:transform="rotate (0.804771318094585) translate (6.958cm 9.198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556cm" svg:height="1.778cm" draw:transform="rotate (-2.34205732325119) translate (20.753cm 13.26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21.668cm 9.42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556cm" svg:height="1.778cm" draw:transform="rotate (-2.34205732325119) translate (7.666cm 11.162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2.593cm" svg:height="2.55cm" draw:transform="skewX (-0.000349065850398865) rotate (-0.0307177948351003) translate (5.838cm 8.8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2" draw:layer="layout" svg:width="6.381cm" svg:height="1.578cm" svg:x="6.523cm" svg:y="5.605cm">
          <draw:text-box>
            <text:p><text:span text:style-name="T1">Momentum</text:span></text:p>
          </draw:text-box>
        </draw:frame>
        <draw:frame draw:style-name="gr5" draw:text-style-name="P3" draw:layer="layout" svg:width="9.083cm" svg:height="2.155cm" svg:x="2.901cm" svg:y="0.148cm">
          <draw:text-box>
            <text:p><text:span text:style-name="T2">Pericenter</text:span></text:p>
          </draw:text-box>
        </draw:frame>
        <draw:custom-shape draw:style-name="gr6" draw:text-style-name="P5" draw:layer="layout" svg:width="13.843cm" svg:height="2.413cm" svg:x="0.3cm" svg:y="15.765cm">
          <text:p text:style-name="P4"><text:span text:style-name="T3">Key: </text:span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286cm" svg:height="2.032cm" svg:x="3.429cm" svg:y="15.875cm">
          <text:p text:style-name="P6"><text:span text:style-name="T5">subclu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016cm" svg:height="1.902cm" draw:transform="rotate (-0.777544181763474) translate (60.245cm 8.83cm)">
          <text:p/>
          <draw:enhanced-geometry svg:viewBox="0 0 21600 21600" draw:glue-points="0 0 0 21600 21600 10800" draw:text-areas="0 ?f9 7800 ?f10" draw:type="right-brace" draw:modifiers="2059.919028340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5" draw:layer="layout" svg:width="13.843cm" svg:height="18.034cm" svg:x="14.143cm" svg:y="0.144cm">
          <text:p text:style-name="P4"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81cm" svg:height="1.578cm" svg:x="5.476cm" svg:y="12.917cm">
          <draw:text-box>
            <text:p><text:span text:style-name="T1">Momentum</text:span></text:p>
          </draw:text-box>
        </draw:frame>
        <draw:custom-shape draw:style-name="gr6" draw:text-style-name="P5" draw:layer="layout" svg:width="13.843cm" svg:height="18.034cm" svg:x="0.3cm" svg:y="0.144cm">
          <text:p text:style-name="P4"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3.843cm" svg:height="1.894cm" svg:x="14.351cm" svg:y="0.102cm">
          <draw:text-box>
            <text:p><text:span text:style-name="T6">Outgoing scenario</text:span></text:p>
          </draw:text-box>
        </draw:frame>
        <draw:frame draw:style-name="gr10" draw:text-style-name="P1" draw:layer="layout" svg:width="10.795cm" svg:height="1.397cm" svg:x="15.667cm" svg:y="2.303cm">
          <draw:image xlink:href="Pictures/100002010000067E000000D0520DE755.png" xlink:type="simple" xlink:show="embed" xlink:actuate="onLoad">
            <text:p/>
          </draw:image>
        </draw:frame>
        <draw:custom-shape draw:style-name="gr6" draw:text-style-name="P5" draw:layer="layout" svg:width="13.843cm" svg:height="18.034cm" svg:x="27.986cm" svg:y="0.144cm">
          <text:p text:style-name="P4"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8.509cm" svg:height="1.894cm" svg:x="30.813cm" svg:y="0.155cm">
          <draw:text-box>
            <text:p><text:span text:style-name="T2">Apocenter</text:span></text:p>
          </draw:text-box>
        </draw:frame>
        <draw:frame draw:style-name="gr10" draw:text-style-name="P1" draw:layer="layout" svg:width="10.606cm" svg:height="1.29cm" svg:x="43.345cm" svg:y="2.283cm">
          <draw:image xlink:href="Pictures/100002010000067E000000CC48BF2471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31.627cm 11.0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1" draw:layer="layout" svg:width="0.066cm" svg:height="0.407cm" draw:transform="skewX (-0.353080107678453) translate (32.305cm 12.0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9cm" svg:height="0.159cm" draw:transform="skewX (-0.0188495559215388) rotate (-1.13219508576872) translate (32.918cm 11.8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2cm" svg:height="0.216cm" draw:transform="skewX (-0.00471238898038472) rotate (-2.10661240715716) translate (33.965cm 12.84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78cm" svg:height="0.052cm" draw:transform="skewX (-0.333183354205718) rotate (0.530754625531476) translate (32.422cm 13.20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32cm" svg:height="0.117cm" draw:transform="skewX (-0.367217274619607) rotate (2.45463106000482) translate (33.451cm 13.34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78cm" svg:height="0.333cm" draw:transform="skewX (-0.345924257745276) rotate (-1.05365526942898) translate (33.112cm 12.4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2cm" svg:height="0.28cm" draw:transform="skewX (0.0143116998663535) rotate (-1.65090693946144) translate (33.886cm 12.1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41cm" svg:height="0.252cm" draw:transform="skewX (0.0118682389135614) rotate (-1.65090693946144) translate (33.688cm 12.4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2cm" svg:height="0.341cm" draw:transform="skewX (0.011693705988362) rotate (-1.65090693946144) translate (32.608cm 11.4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3cm" svg:height="0.288cm" draw:transform="skewX (-0.00698131700797726) rotate (-1.13219508576872) translate (32.142cm 12.1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5cm" svg:height="0.425cm" draw:transform="skewX (-0.00942477796076945) rotate (-2.10661240715716) translate (32.265cm 12.7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4cm" svg:height="0.378cm" draw:transform="skewX (-0.013264502315157) rotate (-2.10661240715716) translate (33.393cm 11.4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99cm" svg:height="0.109cm" draw:transform="skewX (0.00925024503556993) rotate (-1.65090693946144) translate (33.419cm 11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" draw:text-style-name="P5" draw:layer="layout" svg:width="13.843cm" svg:height="18.034cm" svg:x="41.829cm" svg:y="0.117cm">
          <text:p text:style-name="P4"><text:span text:style-name="T4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0.033cm" svg:height="1.588cm" svg:x="15.667cm" svg:y="3.746cm">
          <draw:image xlink:href="Pictures/1000020100000667000000FDB98EC4E2.png" xlink:type="simple" xlink:show="embed" xlink:actuate="onLoad">
            <text:p/>
          </draw:image>
        </draw:frame>
        <draw:custom-shape draw:style-name="gr12" draw:text-style-name="P1" draw:layer="layout" svg:width="5.969cm" svg:height="3.605cm" draw:transform="skewX (8.65227017520101E-017) rotate (-0.686088928958971) translate (20.909cm 6.948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5.969cm" svg:height="3.605cm" draw:transform="rotate (2.38743588380304) translate (20.946cm 15.892cm)">
          <text:p text:style-name="P1"><text:s/></text:p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1" draw:layer="layout" svg:width="10.033cm" svg:height="1.397cm" svg:x="28.956cm" svg:y="3.756cm">
          <draw:image xlink:href="Pictures/1000020100000659000000D972FD1DFE.png" xlink:type="simple" xlink:show="embed" xlink:actuate="onLoad">
            <text:p/>
          </draw:image>
        </draw:frame>
        <draw:frame draw:style-name="gr9" draw:text-style-name="P3" draw:layer="layout" svg:width="13.97cm" svg:height="1.894cm" svg:x="42.329cm" svg:y="0.155cm">
          <draw:text-box>
            <text:p><text:span text:style-name="T2">Returning scenario </text:span></text:p>
          </draw:text-box>
        </draw:frame>
        <draw:custom-shape draw:style-name="gr12" draw:text-style-name="P1" draw:layer="layout" svg:width="5.969cm" svg:height="3.605cm" draw:transform="rotate (2.38743588380304) translate (32.63cm 17.399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5.969cm" svg:height="3.605cm" draw:transform="skewX (8.65227017520101E-017) rotate (-0.686088928958971) translate (35.306cm 5.224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1" draw:layer="layout" svg:width="10.033cm" svg:height="1.478cm" svg:x="43.353cm" svg:y="3.619cm">
          <draw:image xlink:href="Pictures/1000020100000667000000FDB98EC4E2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46.987cm 10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1" draw:layer="layout" svg:width="0.066cm" svg:height="0.407cm" draw:transform="skewX (-0.353080107678453) translate (47.665cm 11.1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9cm" svg:height="0.159cm" draw:transform="skewX (-0.0188495559215388) rotate (-1.13219508576872) translate (48.278cm 10.9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2cm" svg:height="0.216cm" draw:transform="skewX (-0.00471238898038472) rotate (-2.10661240715716) translate (49.325cm 12.00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78cm" svg:height="0.052cm" draw:transform="skewX (-0.333183354205718) rotate (0.530754625531476) translate (47.782cm 12.36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32cm" svg:height="0.117cm" draw:transform="skewX (-0.367217274619607) rotate (2.45463106000482) translate (48.811cm 12.50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78cm" svg:height="0.333cm" draw:transform="skewX (-0.345924257745276) rotate (-1.05365526942898) translate (48.472cm 11.60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2cm" svg:height="0.28cm" draw:transform="skewX (0.0143116998663535) rotate (-1.65090693946144) translate (49.246cm 11.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41cm" svg:height="0.252cm" draw:transform="skewX (0.0118682389135614) rotate (-1.65090693946144) translate (49.048cm 11.5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2cm" svg:height="0.341cm" draw:transform="skewX (0.011693705988362) rotate (-1.65090693946144) translate (47.968cm 10.6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3cm" svg:height="0.288cm" draw:transform="skewX (-0.00698131700797726) rotate (-1.13219508576872) translate (47.502cm 11.3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5cm" svg:height="0.425cm" draw:transform="skewX (-0.00942477796076945) rotate (-2.10661240715716) translate (47.625cm 11.8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4cm" svg:height="0.378cm" draw:transform="skewX (-0.013264502315157) rotate (-2.10661240715716) translate (48.753cm 10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99cm" svg:height="0.109cm" draw:transform="skewX (0.00925024503556993) rotate (-1.65090693946144) translate (48.779cm 10.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48.381cm 8.7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1" draw:layer="layout" svg:width="0.067cm" svg:height="0.407cm" draw:transform="skewX (-0.353080107678453) translate (49.025cm 9.6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15cm" svg:height="0.16cm" draw:transform="skewX (-0.0125663706143591) rotate (-1.13219508576872) translate (49.641cm 9.4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08cm" svg:height="0.215cm" draw:transform="skewX (-0.0139626340159546) rotate (-2.10661240715716) translate (50.691cm 10.5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81cm" svg:height="0.054cm" draw:transform="skewX (-0.402647458435092) rotate (0.530754625531476) translate (49.141cm 10.88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322cm" svg:height="0.122cm" draw:transform="skewX (-0.338942940737299) rotate (2.45463106000482) translate (50.173cm 11.02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79cm" svg:height="0.333cm" draw:transform="skewX (-0.337895743186102) rotate (-1.05365526942898) translate (49.831cm 10.1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2cm" svg:height="0.281cm" draw:transform="skewX (-0.0106465084371654) rotate (-1.65090693946144) translate (50.608cm 9.7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41cm" svg:height="0.252cm" draw:transform="skewX (-0.0118682389135614) rotate (-1.65090693946144) translate (50.41cm 10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07cm" svg:height="0.345cm" draw:transform="skewX (0.0144862327915529) rotate (-1.65090693946144) translate (49.33cm 9.1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092cm" svg:height="0.286cm" draw:transform="skewX (-0.0349065850398866) rotate (-1.13219508576872) translate (48.862cm 9.8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4cm" svg:height="0.422cm" draw:transform="skewX (0.00715584993317669) rotate (-2.10661240715716) translate (48.984cm 10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33cm" svg:height="0.372cm" draw:transform="skewX (0.00802851455917396) rotate (-2.10661240715716) translate (50.111cm 9.0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98cm" svg:height="0.108cm" draw:transform="skewX (-0.00925024503556995) rotate (-1.65090693946144) translate (50.139cm 9.35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2" draw:text-style-name="P1" draw:layer="layout" svg:width="5.969cm" svg:height="3.605cm" draw:transform="skewX (8.65227017520101E-017) rotate (-0.686088928958971) translate (50.201cm 4.622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5.969cm" svg:height="3.605cm" draw:transform="rotate (2.38743588380304) translate (45.965cm 18.796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169cm" svg:height="1.778cm" draw:transform="rotate (-2.34205732325119) translate (52.624cm 11.035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46.562cm 14.81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6.381cm" svg:height="1.578cm" svg:x="47.005cm" svg:y="15.33cm">
          <draw:text-box>
            <text:p><text:span text:style-name="T1">Momentum</text:span></text:p>
          </draw:text-box>
        </draw:frame>
        <draw:frame draw:style-name="gr4" draw:text-style-name="P2" draw:layer="layout" svg:width="6.381cm" svg:height="1.578cm" svg:x="49.799cm" svg:y="12.155cm">
          <draw:text-box>
            <text:p><text:span text:style-name="T1">Momentum</text:span></text:p>
          </draw:text-box>
        </draw:frame>
        <draw:frame draw:style-name="gr10" draw:text-style-name="P1" draw:layer="layout" svg:width="6.985cm" svg:height="1.27cm" svg:x="3.356cm" svg:y="2.44cm">
          <draw:image xlink:href="Pictures/10000201000004BF000000DF2116F1BB.png" xlink:type="simple" xlink:show="embed" xlink:actuate="onLoad">
            <text:p/>
          </draw:image>
        </draw:frame>
        <draw:frame draw:style-name="gr4" draw:text-style-name="P2" draw:layer="layout" svg:width="6.381cm" svg:height="1.578cm" svg:x="6.524cm" svg:y="5.605cm">
          <draw:text-box>
            <text:p><text:span text:style-name="T1">Momentum</text:span></text:p>
          </draw:text-box>
        </draw:frame>
        <draw:frame draw:style-name="gr10" draw:text-style-name="P1" draw:layer="layout" svg:width="12.285cm" svg:height="1.308cm" svg:x="28.956cm" svg:y="2.375cm">
          <draw:image xlink:href="Pictures/10000201000002FF0000004BBD061617.png" xlink:type="simple" xlink:show="embed" xlink:actuate="onLoad">
            <text:p/>
          </draw:image>
        </draw:frame>
        <draw:custom-shape draw:style-name="gr13" draw:text-style-name="P1" draw:layer="layout" svg:width="4.905cm" svg:height="1.208cm" draw:transform="rotate (-3.13443680365662) translate (12.709cm 17.972cm)">
          <text:p text:style-name="P1"><text:s/></text:p>
          <draw:enhanced-geometry svg:viewBox="0 0 21600 21600" draw:type="block-arc" draw:modifiers="-178.155704221738 9864.406464097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text-style-name="P8" draw:layer="layout" svg:width="7.239cm" svg:height="2.555cm" svg:x="7.493cm" svg:y="16.002cm">
          <draw:text-box>
            <text:p><text:span text:style-name="T7">shockfront</text:span></text:p>
            <text:p><text:span text:style-name="T8"><text:s/></text:span></text:p>
          </draw:text-box>
        </draw:frame>
        <draw:g>
          <draw:custom-shape draw:style-name="gr3" draw:text-style-name="P1" draw:layer="layout" svg:width="2.593cm" svg:height="2.55cm" draw:transform="skewX (-0.000349065850398865) rotate (-0.0307177948351003) translate (5.838cm 8.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19cm 10.6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20.524cm 9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5.838cm 8.8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34.367cm 8.0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31.571cm 11.0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48.335cm 8.6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593cm" svg:height="2.55cm" draw:transform="skewX (-0.000349065850398865) rotate (-0.0307177948351003) translate (46.94cm 10.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.88cm" fo:page-height="18.4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0T02:25:56</meta:creation-date>
    <dc:date>2015-04-06T11:48:09.657139000</dc:date>
    <meta:editing-duration>PT2H2M2S</meta:editing-duration>
    <meta:editing-cycles>30</meta:editing-cycles>
    <meta:generator>LibreOffice/4.2.8.2$MacOSX_x86 LibreOffice_project/48d50dbfc06349262c9d50868e5c1f630a573ebd</meta:generator>
    <meta:document-statistic meta:object-count="103"/>
  </office:meta>
</office:document-meta>
</file>